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14a7d" officeooo:paragraph-rsid="00014a7d" style:font-size-asian="14pt" style:font-size-complex="16pt"/>
    </style:style>
    <style:style style:name="P2" style:family="paragraph" style:parent-style-name="Standard">
      <style:paragraph-properties fo:text-align="start" style:justify-single-word="false"/>
      <style:text-properties fo:font-size="12pt" officeooo:rsid="00014a7d" officeooo:paragraph-rsid="00014a7d" style:font-size-asian="10.5pt" style:font-size-complex="12pt"/>
    </style:style>
    <style:style style:name="P3" style:family="paragraph" style:parent-style-name="Standard">
      <style:paragraph-properties fo:text-align="start" style:justify-single-word="false"/>
      <style:text-properties officeooo:paragraph-rsid="00014a7d"/>
    </style:style>
    <style:style style:name="P4" style:family="paragraph" style:parent-style-name="Standard">
      <style:paragraph-properties fo:text-align="start" style:justify-single-word="false"/>
      <style:text-properties officeooo:paragraph-rsid="00030aaf"/>
    </style:style>
    <style:style style:name="P5" style:family="paragraph" style:parent-style-name="Standard">
      <style:paragraph-properties fo:text-align="start" style:justify-single-word="false"/>
      <style:text-properties officeooo:rsid="00014a7d" officeooo:paragraph-rsid="00014a7d"/>
    </style:style>
    <style:style style:name="P6" style:family="paragraph" style:parent-style-name="Standard">
      <style:paragraph-properties fo:text-align="start" style:justify-single-word="false"/>
      <style:text-properties officeooo:rsid="00030aaf" officeooo:paragraph-rsid="00030aaf"/>
    </style:style>
    <style:style style:name="T1" style:family="text">
      <style:text-properties fo:font-size="12pt" style:font-size-asian="10.5pt" style:font-size-complex="12pt"/>
    </style:style>
    <style:style style:name="T2" style:family="text">
      <style:text-properties fo:font-size="12pt" officeooo:rsid="00014a7d" style:font-size-asian="10.5pt" style:font-size-complex="12pt"/>
    </style:style>
    <style:style style:name="T3" style:family="text">
      <style:text-properties fo:font-size="12pt" officeooo:rsid="00030aaf" style:font-size-asian="10.5pt" style:font-size-complex="12pt"/>
    </style:style>
    <style:style style:name="T4" style:family="text">
      <style:text-properties fo:font-size="12pt" officeooo:rsid="0004d224" style:font-size-asian="10.5pt" style:font-size-complex="12pt"/>
    </style:style>
    <style:style style:name="T5" style:family="text">
      <style:text-properties officeooo:rsid="0004d2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L PROYECTO </text:p>
      <text:p text:style-name="P1"/>
      <text:p text:style-name="P3"><text:span text:style-name="T2">Contexto:</text:span></text:p>
      <text:p text:style-name="P3"><text:span text:style-name="T2"/></text:p>
      <text:p text:style-name="P5"><text:span text:style-name="T1">Cualquier persona que haya jugado o participado alguna vez en una partida cualquier juego de rol de mesa (sí, esos juegos donde aún se utilizan dados papel y lápiz) sabrá que la carga que acumula el narrador o máster de la partida es infinitamente superior a la que llevan los jugadores. Sólo para empezar a jugar el narrador tiene que perder su valioso tiempo en explicar a cada jugador cómo se juega, crear las fichas de sus personajes y además llevar en la cabeza todo lo que va sucediendo en el transcurso de las partidas. </text:span></text:p>
      <text:p text:style-name="P5"><text:span text:style-name="T1"/></text:p>
      <text:p text:style-name="P5"><text:span text:style-name="T1">Para el que nunca haya jugado una partida, debe saber que cada personaje que participa en la historia tiene una ficha descriptiva donde se reflejan todas las características del mismo, el equipo que lleva, sus ambiciones, metas logros… Son un montón de datos que al principio de cada partida hay que determinar. </text:span></text:p>
      <text:p text:style-name="P5"><text:span text:style-name="T1"/></text:p>
      <text:p text:style-name="P5"><text:span text:style-name="T1">Además, cuando las campañas (sesiones de varias partidas) van avanzando, se acumulan una serie de anécdotas inolvidables que muchas veces solo permanecen en la memoria de los jugadores. Los más expertos en la materia incluso hacen aportaciones extra a estos juegos aportando documentación histórica, gráfica o audiovisual que ayuda a ambientar estas sesiones.</text:span></text:p>
      <text:p text:style-name="P5"><text:span text:style-name="T1"/></text:p>
      <text:p text:style-name="P5"><text:span text:style-name="T1">Es por todo esto que he decidido hacer una aplicación que descargue de trabajo a los jugadores y sobre todo al narrador y además sirva como una pequeña biblioteca donde consultar los detalles de lo ocurrido en la partida.</text:span></text:p>
      <text:p text:style-name="P5"><text:span text:style-name="T1"/></text:p>
      <text:p text:style-name="P5"><text:span text:style-name="T1"/></text:p>
      <text:p text:style-name="P5"><text:span text:style-name="T1">Objetivos de mi aplicación:</text:span></text:p>
      <text:p text:style-name="P5"><text:span text:style-name="T1"/></text:p>
      <text:p text:style-name="P5"><text:span text:style-name="T1">- Crear una aplicación web donde cada jugador pueda registrarse, crear sus fichas de personaje, </text:span><text:span text:style-name="T3">acceder a ellas, editarlas </text:span><text:span text:style-name="T1"><text:s/>y <text:s/>almacenarlas.</text:span></text:p>
      <text:p text:style-name="P5"><text:span text:style-name="T1"/></text:p>
      <text:p text:style-name="P5"><text:span text:style-name="T1">- Poder registrar las partidas y en ellas ver todos los personajes que participan, acceder a un visionado de sus fichas y mediante </text:span><text:span text:style-name="T3">un concepto que he denominado “Stories” poder aportar documentación adicional a las mismas.</text:span></text:p>
      <text:p text:style-name="P5"><text:span text:style-name="T3"/></text:p>
      <text:p text:style-name="P6"><text:span text:style-name="T1">Application objectives:</text:span></text:p>
      <text:p text:style-name="P6"><text:span text:style-name="T1"/></text:p>
      <text:p text:style-name="P4"><text:span text:style-name="T3">-Each player may register in the application, create </text:span><text:span text:style-name="T4">their</text:span><text:span text:style-name="T3"> character sheets, edit, view and save </text:span><text:span text:style-name="T4">them</text:span><text:span text:style-name="T3">.</text:span></text:p>
      <text:p text:style-name="P6"><text:span text:style-name="T1"/></text:p>
      <text:p text:style-name="P6"><text:span text:style-name="T1">-Register all the games and locate all the characters who participate, view his sheets and trough a new concept that I </text:span><text:span text:style-name="T4">have </text:span><text:span text:style-name="T1">denominate</text:span><text:span text:style-name="T4">d</text:span><text:span text:style-name="T1"> Stories you have the possibility to add additional documentation to the games . </text:spa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4:44:12.427343664</meta:creation-date>
    <dc:date>2020-11-07T15:33:18.337924728</dc:date>
    <meta:editing-duration>PT28M5S</meta:editing-duration>
    <meta:editing-cycles>2</meta:editing-cycles>
    <meta:generator>LibreOffice/6.4.6.2$Linux_X86_64 LibreOffice_project/40$Build-2</meta:generator>
    <meta:document-statistic meta:table-count="0" meta:image-count="0" meta:object-count="0" meta:page-count="1" meta:paragraph-count="12" meta:word-count="358" meta:character-count="2183" meta:non-whitespace-character-count="1831"/>
  </office:meta>
</office:document-meta>
</file>